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0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1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8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0.06pt solid #000000" fo:border-left="none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71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ackground-color="#ff33ff"/>
    </style:style>
    <style:style style:name="ce73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4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8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>
      <style:table-cell-properties fo:background-color="#ffffff"/>
    </style:style>
    <style:style style:name="ce84" style:family="table-cell" style:parent-style-name="Default">
      <style:table-cell-properties fo:background-color="#ffff00"/>
    </style:style>
    <style:style style:name="ce85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5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4" table:number-rows-spanned="1">
            <text:p>Grundmanakosten, dann pro Sekunde. Viel Schaden. 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60"/>
          <table:table-cell table:style-name="ce71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2"/>
          <table:table-cell table:style-name="ce51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66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67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8"/>
          <table:table-cell table:style-name="ce71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 office:value-type="string" calcext:value-type="string">
            <text:p>Resolution</text:p>
          </table:table-cell>
          <table:table-cell table:style-name="ce17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office:value-type="string" calcext:value-type="string">
            <text:p>Leben pro Zauberverstärker nimmt pro Stufe zu.</text:p>
          </table:table-cell>
          <table:table-cell/>
          <table:table-cell office:value-type="string" calcext:value-type="string">
            <text:p>drai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eisernen Haut</text:p>
          </table:table-cell>
          <table:table-cell/>
          <table:table-cell table:style-name="ce17" office:value-type="string" calcext:value-type="string">
            <text:p>Passiv. Erhöht den Rüstungswert des Ritters und Verbündeter in Nähe um X.</text:p>
          </table:table-cell>
          <table:table-cell office:value-type="string" calcext:value-type="string">
            <text:p>Hingabe-Aura, da Drachentöter bereits Koloss besitzt.</text:p>
          </table:table-cell>
          <table:table-cell/>
          <table:table-cell office:value-type="string" calcext:value-type="string">
            <text:p>vengeanceo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holybolt</text:p>
          </table:table-cell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3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table:style-name="ce57" office:value-type="string" calcext:value-type="string">
            <text:p>Schon ordentlich Schaden.</text:p>
          </table:table-cell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8" office:value-type="string" calcext:value-type="string">
            <text:p>Unterstützend gedacht, nicht so viel Schaden.</text:p>
          </table:table-cell>
          <table:table-cell table:style-name="ce58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2"/>
          <table:table-cell table:style-name="ce21" office:value-type="string" calcext:value-type="string">
            <text:p>unrobogoblin</text:p>
          </table:table-cell>
          <table:table-cell table:style-name="ce69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2"/>
          <table:table-cell office:value-type="string" calcext:value-type="string">
            <text:p>militia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>
            <text:p>Durch die Abklingzeit darf es ruhig einiges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/>
          <table:table-cell office:value-type="string" calcext:value-type="string">
            <text:p>unwindwalk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Gebiet Pfeile herabregnen.</text:p>
          </table:table-cell>
          <table:table-cell office:value-type="string" calcext:value-type="string">
            <text:p>Schwarmraket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/>
          <table:table-cell table:style-name="ce57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2"/>
          <table:table-cell table:style-name="ce57" office:value-type="string" calcext:value-type="string">
            <text:p>tornado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9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2"/>
          <table:table-cell table:style-name="ce35" office:value-type="string" calcext:value-type="string">
            <text:p>unstablecondition</text:p>
          </table:table-cell>
          <table:table-cell table:style-name="ce70"/>
          <table:table-cell table:style-name="ce75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6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/>
          <table:table-cell table:style-name="ce21" office:value-type="string" calcext:value-type="string">
            <text:p>unroot</text:p>
          </table:table-cell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7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8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9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60" table:number-columns-spanned="4" table:number-rows-spanned="1"/>
          <table:covered-table-cell table:number-columns-repeated="2" table:style-name="ce60"/>
          <table:covered-table-cell table:style-name="ce71"/>
          <table:table-cell table:style-name="ce71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1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2" office:value-type="string" calcext:value-type="string">
            <text:p>Auch bei Immunität. Erstmal aus dem Tooltip rauslassen.</text:p>
          </table:table-cell>
          <table:table-cell table:style-name="ce62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8" office:value-type="string" calcext:value-type="string">
            <text:p>Ziel bleibt angreifba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8"/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8" office:value-type="string" calcext:value-type="string">
            <text:p>Support für Feuerelementarmagi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8" office:value-type="string" calcext:value-type="string">
            <text:p>Support ua. für Drachentöt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8" office:value-type="string" calcext:value-type="string">
            <text:p>Kein %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8" office:value-type="string" calcext:value-type="string">
            <text:p>Muss vermutlich gebalanced werden, ich glaube nicht, dass 10 Sek. passen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3"/>
          <table:table-cell table:style-name="ce63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1"/>
          <table:table-cell table:style-name="ce61" table:number-columns-repeated="2"/>
          <table:table-cell table:style-name="ce15"/>
          <table:table-cell table:style-name="ce79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8" table:number-columns-repeated="2"/>
          <table:table-cell table:style-name="ce58" office:value-type="string" calcext:value-type="string">
            <text:p>thunderclap</text:p>
          </table:table-cell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 office:value-type="string" calcext:value-type="string">
            <text:p>Mana Shield</text:p>
          </table:table-cell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8"/>
          <table:table-cell table:style-name="ce58"/>
          <table:table-cell table:style-name="ce58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4" office:value-type="string" calcext:value-type="string">
            <text:p>Nicht kanalisiert, aber Mana/Sekunde</text:p>
          </table:table-cell>
          <table:table-cell table:style-name="ce64" table:number-columns-repeated="2"/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4" table:number-columns-repeated="2"/>
          <table:table-cell table:style-name="ce64" office:value-type="string" calcext:value-type="string">
            <text:p>tankpilo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4" table:number-columns-repeated="2"/>
          <table:table-cell table:style-name="ce64" office:value-type="string" calcext:value-type="string">
            <text:p>vengeanceinstan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5"/>
          <table:table-cell table:style-name="ce65" table:number-columns-repeated="2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8" office:value-type="string" calcext:value-type="string">
            <text:p>Die Dauer erhöht sich. Die Abklingzeit bleibt konstant.</text:p>
          </table:table-cell>
          <table:table-cell table:style-name="ce58"/>
          <table:table-cell table:style-name="ce58" office:value-type="string" calcext:value-type="string">
            <text:p>tornad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8" table:number-columns-repeated="2"/>
          <table:table-cell table:style-name="ce58" office:value-type="string" calcext:value-type="string">
            <text:p>resumebuild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8" table:number-columns-repeated="2"/>
          <table:table-cell table:style-name="ce58" office:value-type="string" calcext:value-type="string">
            <text:p>volcan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8" office:value-type="string" calcext:value-type="string">
            <text:p>Stille, Dauer erhöht sich</text:p>
          </table:table-cell>
          <table:table-cell table:style-name="ce58"/>
          <table:table-cell table:style-name="ce58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8" office:value-type="string" calcext:value-type="string">
            <text:p>Dauer erhöht sich</text:p>
          </table:table-cell>
          <table:table-cell table:style-name="ce58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3" office:value-type="string" calcext:value-type="string">
            <text:p>Teuer</text:p>
          </table:table-cell>
          <table:table-cell table:style-name="ce63" table:number-columns-repeated="2"/>
          <table:table-cell table:style-name="ce27"/>
          <table:table-cell table:style-name="ce82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.00.0000</text:date>, <text:time style:data-style-name="N2" text:time-value="15:27:48.8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4-19T15:31:13.315000000</dc:date>
    <meta:editing-duration>P1DT10H47M56S</meta:editing-duration>
    <meta:editing-cycles>222</meta:editing-cycles>
    <meta:document-statistic meta:table-count="3" meta:cell-count="582" meta:object-count="0"/>
  </office:meta>
</office:document-meta>
</file>